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emon.Daemon( int port , ProxyControl target , Class proxy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emon.Daemon( int port , ProxyControl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emon.Daem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emon.ru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aemon.stop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emon.configureProxy( int _daemon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